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-0.25in" style:auto-text-indent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-0.25in" fo:margin-right="0in" fo:text-indent="0in" style:auto-text-inden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</text:h>
      <text:p text:style-name="P1"/>
      <text:p text:style-name="P1">Le contexte des social medias en chine</text:p>
      <text:p text:style-name="P1"><text:tab/>pas Facebook, twitter, etc..</text:p>
      <text:p text:style-name="P1"><text:tab/>acteurs locaux, oligopole constitué de géants de l'internet chinois</text:p>
      <text:p text:style-name="P1"><text:tab/>le weibo : définition (similaire à Twitter, c.à.d : … , mais &lt;&gt; car …)</text:p>
      <text:p text:style-name="P1"><text:tab/>une surveillance du gouvernement de plus en plus stricte</text:p>
      <text:p text:style-name="P3"><text:s text:c="6"/>Weibo : un outil puissant de marketing et market-research</text:p>
      <text:p text:style-name="P3">Le contexte du projet</text:p>
      <text:p text:style-name="P3"><text:s text:c="6"/>Webage, web-agence basée sur Shanghai, propose des services de marketing en ligne et de développement sur-mesure, principalement à des entreprises étrangères implantées en Chine.</text:p>
      <text:p text:style-name="P3"><text:s text:c="6"/>Projet de fin d'études de Yoann Estanvoe, élève du département informatique INSA.</text:p>
      <text:p text:style-name="P2"/>
      <text:p text:style-name="P3"><text:s text:c="6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estanove</meta:initial-creator>
    <meta:creation-date>2012-08-21T16:11:42</meta:creation-date>
    <dc:date>2012-08-21T19:51:34</dc:date>
    <dc:creator>yoann estanove</dc:creator>
    <meta:editing-duration>PT3H39M29S</meta:editing-duration>
    <meta:editing-cycles>66</meta:editing-cycles>
    <meta:generator>LibreOffice/3.5$Linux_x86 LibreOffice_project/350m1$Build-2</meta:generator>
    <meta:document-statistic meta:table-count="0" meta:image-count="0" meta:object-count="0" meta:page-count="1" meta:paragraph-count="11" meta:word-count="94" meta:character-count="628" meta:non-whitespace-character-count="516"/>
  </office:meta>
</office:document-meta>
</file>